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70000009C90C25503.png" manifest:media-type="image/png"/>
  <manifest:file-entry manifest:full-path="Pictures/10000B84000017D9000010239FF851C3.svg" manifest:media-type="image/svg+xml"/>
  <manifest:file-entry manifest:full-path="Pictures/10000201000000E400000082D4ECD36D.png" manifest:media-type="image/png"/>
  <manifest:file-entry manifest:full-path="Pictures/10000201000000E80000009DC2D9609C.png" manifest:media-type="image/png"/>
  <manifest:file-entry manifest:full-path="Pictures/10000B74000017F50000103FCD5BF0A8.svg" manifest:media-type="image/svg+xml"/>
  <manifest:file-entry manifest:full-path="Pictures/10001D5B0000178E00000D6E2D32AA8A.svg" manifest:media-type="image/svg+xml"/>
  <manifest:file-entry manifest:full-path="Pictures/10000B69000017F50000103FF228A965.svg" manifest:media-type="image/svg+xml"/>
  <manifest:file-entry manifest:full-path="Pictures/10000201000000E80000009DCC4D5E2B.png" manifest:media-type="image/png"/>
  <manifest:file-entry manifest:full-path="Pictures/100000000000012A000001908A3BB8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6666ff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00cc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_32__20_Dots_20_1_20_Dash" svg:stroke-color="#3333ff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2_20_Dots_20_3_20_Dashes"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gr12" style:family="graphic" style:parent-style-name="objectwithoutfill">
      <style:graphic-properties draw:stroke="dash" draw:stroke-dash="Ultrafine_20_2_20_Dots_20_3_20_Dashes"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cc0000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/>
    </style:style>
    <style:style style:name="T4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51cm" svg:height="4.728cm" svg:x="13.573cm" svg:y="6.813cm">
          <draw:image xlink:href="Pictures/100000000000012A000001908A3BB838.png" xlink:type="simple" xlink:show="embed" xlink:actuate="onLoad">
            <text:p/>
          </draw:image>
        </draw:frame>
        <draw:frame draw:style-name="gr2" draw:text-style-name="P2" xml:id="id2" draw:id="id2" draw:layer="layout" svg:width="4.135cm" svg:height="2.888cm" svg:x="20.868cm" svg:y="7.733cm">
          <draw:image xlink:href="Pictures/10000B69000017F50000103FF228A965.svg" xlink:type="simple" xlink:show="embed" xlink:actuate="onLoad">
            <text:p text:style-name="P2"><text:span text:style-name="T1">综合支</text:span></text:p>
            <text:p text:style-name="P2"><text:span text:style-name="T1">付系统</text:span></text:p>
          </draw:image>
          <draw:image xlink:href="Pictures/10000201000000E80000009DCC4D5E2B.png" xlink:type="simple" xlink:show="embed" xlink:actuate="onLoad"/>
        </draw:frame>
        <draw:connector draw:style-name="gr3" draw:text-style-name="P1" draw:layer="layout" draw:type="curve" draw:line-skew="-1.147cm" svg:x1="15.448cm" svg:y1="6.813cm" svg:x2="22.935cm" svg:y2="7.733cm" draw:start-shape="id1" draw:start-glue-point="0" draw:end-shape="id2" draw:end-glue-point="0" svg:d="M15448 6813c0-2470 7487-2930 7487 920" svg:viewBox="0 0 7488 2834">
          <text:p text:style-name="P1"><text:s/>5.支付订单</text:p>
        </draw:connector>
        <draw:frame draw:style-name="gr2" draw:text-style-name="P3" draw:layer="layout" svg:width="2.307cm" svg:height="0.724cm" svg:x="14.06cm" svg:y="8.515cm">
          <draw:image xlink:href="Pictures/10001D5B0000178E00000D6E2D32AA8A.svg" xlink:type="simple" xlink:show="embed" xlink:actuate="onLoad">
            <text:p text:style-name="P3"><text:span text:style-name="T2">ERP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3" draw:layer="layout" svg:width="2.307cm" svg:height="0.724cm" svg:x="14.06cm" svg:y="7.715cm">
          <draw:image xlink:href="Pictures/10001D5B0000178E00000D6E2D32AA8A.svg" xlink:type="simple" xlink:show="embed" xlink:actuate="onLoad">
            <text:p text:style-name="P3"><text:span text:style-name="T2">支付</text:span><text:span text:style-name="T2">.apk</text:span></text:p>
          </draw:image>
          <draw:image xlink:href="Pictures/10000201000000E400000082D4ECD36D.png" xlink:type="simple" xlink:show="embed" xlink:actuate="onLoad"/>
        </draw:frame>
        <draw:custom-shape draw:style-name="gr4" draw:text-style-name="P4" xml:id="id3" draw:id="id3" draw:layer="layout" svg:width="7.543cm" svg:height="1.016cm" svg:x="5.521cm" svg:y="4.507cm">
          <text:p text:style-name="P4">1.ERP生成待支付订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7.543cm" svg:height="1.016cm" svg:x="5.521cm" svg:y="9.308cm">
          <text:p text:style-name="P4">4.客户刷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543cm" svg:height="1.016cm" svg:x="5.521cm" svg:y="7.708cm">
          <text:p text:style-name="P4">3.销售员选择刷卡支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7.543cm" svg:height="1.016cm" svg:x="5.521cm" svg:y="6.108cm">
          <text:p text:style-name="P4">2.ERP调用支付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521cm" svg:y1="5.015cm" svg:x2="5.521cm" svg:y2="6.616cm" draw:start-shape="id3" draw:start-glue-point="3" draw:end-shape="id4" draw:end-glue-point="3" svg:d="M5521 5015c-753 0-753 1601 0 1601" svg:viewBox="0 0 566 1602">
          <text:p/>
        </draw:connector>
        <draw:connector draw:style-name="gr5" draw:text-style-name="P1" xml:id="id6" draw:id="id6" draw:layer="layout" draw:type="curve" svg:x1="5.5cm" svg:y1="8.415cm" svg:x2="5.521cm" svg:y2="9.816cm" draw:end-shape="id5" draw:end-glue-point="3" svg:d="M5500 8415c-721 0-732 1401 21 1401" svg:viewBox="0 0 564 1402">
          <text:p/>
        </draw:connector>
        <draw:connector draw:style-name="gr5" draw:text-style-name="P1" draw:layer="layout" draw:type="curve" draw:line-skew="0cm 0.512cm" svg:x1="5.521cm" svg:y1="6.616cm" svg:x2="5.5cm" svg:y2="8.415cm" draw:start-shape="id4" draw:start-glue-point="3" draw:end-shape="id6" draw:end-glue-point="2" svg:d="M5521 6616c-753 0-628 833-445 1233s424 367 424 566" svg:viewBox="0 0 585 1800">
          <text:p/>
        </draw:connector>
        <draw:custom-shape draw:style-name="gr6" draw:text-style-name="P1" draw:layer="layout" svg:width="14.732cm" svg:height="11.557cm" svg:x="2.651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xml:id="id11" draw:id="id11" draw:layer="layout" svg:width="3.683cm" svg:height="2.725cm" svg:x="33.004cm" svg:y="7.927cm">
          <draw:image xlink:href="Pictures/10000B84000017D9000010239FF851C3.svg" xlink:type="simple" xlink:show="embed" xlink:actuate="onLoad">
            <text:p text:style-name="P5"><text:span text:style-name="T3">资金通道</text:span></text:p>
          </draw:image>
          <draw:image xlink:href="Pictures/10000201000000E70000009C90C25503.png" xlink:type="simple" xlink:show="embed" xlink:actuate="onLoad"/>
        </draw:frame>
        <draw:connector draw:style-name="gr7" draw:text-style-name="P1" draw:layer="layout" draw:type="curve" draw:line-skew="-1.388cm" svg:x1="22.935cm" svg:y1="7.733cm" svg:x2="29.303cm" svg:y2="7.86cm" draw:start-shape="id2" draw:start-glue-point="0" draw:end-shape="id7" draw:end-glue-point="0" svg:d="M22935 7733c0-2832 6368-2895 6368 127" svg:viewBox="0 0 6369 2260">
          <text:p text:style-name="P1">6.转发</text:p>
        </draw:connector>
        <draw:connector draw:style-name="gr8" draw:text-style-name="P1" draw:layer="layout" draw:type="curve" svg:x1="27.507cm" svg:y1="9.177cm" svg:x2="25.003cm" svg:y2="9.177cm" draw:start-shape="id7" draw:start-glue-point="3" draw:end-shape="id2" svg:d="M27507 9177h-2504" svg:viewBox="0 0 2505 1">
          <text:p text:style-name="P1"/>
        </draw:connector>
        <draw:connector draw:style-name="gr8" draw:text-style-name="P1" draw:layer="layout" draw:type="curve" draw:line-skew="0.757cm" svg:x1="22.935cm" svg:y1="10.621cm" svg:x2="15.448cm" svg:y2="11.541cm" draw:start-shape="id2" draw:end-shape="id1" draw:end-glue-point="2" svg:d="M22935 10621c0 3265-7487 2805-7487 920" svg:viewBox="0 0 7488 2396">
          <text:p text:style-name="P1">5.返回</text:p>
        </draw:connector>
        <draw:frame draw:style-name="gr2" draw:text-style-name="P1" xml:id="id8" draw:id="id8" draw:layer="layout" svg:width="3.738cm" svg:height="2.894cm" svg:x="21.066cm" svg:y="16.748cm">
          <draw:image xlink:href="Pictures/10000B74000017F50000103FCD5BF0A8.svg" xlink:type="simple" xlink:show="embed" xlink:actuate="onLoad">
            <text:p text:style-name="P1">ERP</text:p>
          </draw:image>
          <draw:image xlink:href="Pictures/10000201000000E80000009DC2D9609C.png" xlink:type="simple" xlink:show="embed" xlink:actuate="onLoad"/>
        </draw:frame>
        <draw:connector draw:style-name="gr9" draw:text-style-name="P1" draw:layer="layout" draw:type="curve" svg:x1="22.935cm" svg:y1="10.621cm" svg:x2="22.935cm" svg:y2="16.748cm" draw:start-shape="id2" draw:end-shape="id8" draw:end-glue-point="0" svg:d="M22935 10621v6127" svg:viewBox="0 0 1 6128">
          <text:p text:style-name="P1">10.异步通知支付结果</text:p>
        </draw:connector>
        <draw:custom-shape draw:style-name="gr4" draw:text-style-name="P4" xml:id="id9" draw:id="id9" draw:layer="layout" svg:width="7.543cm" svg:height="1.016cm" svg:x="5.521cm" svg:y="10.909cm">
          <text:p text:style-name="P4">11.打印支付小票(成功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7.543cm" svg:height="1.016cm" svg:x="5.521cm" svg:y="12.51cm">
          <text:p text:style-name="P4">12.打印购物清单小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5.521cm" svg:y1="11.417cm" svg:x2="5.521cm" svg:y2="13.018cm" draw:start-shape="id9" draw:start-glue-point="3" draw:end-shape="id10" draw:end-glue-point="3" svg:d="M5521 11417c-753 0-753 1601 0 1601" svg:viewBox="0 0 566 1602">
          <text:p/>
        </draw:connector>
        <draw:frame draw:style-name="gr11" draw:text-style-name="P6" draw:layer="layout" svg:width="4.445cm" svg:height="1.27cm" svg:x="7.604cm" svg:y="3.224cm">
          <draw:text-box>
            <text:p text:style-name="P6"><text:span text:style-name="T4">智能ＰＯＳ机</text:span></text:p>
          </draw:text-box>
        </draw:frame>
        <draw:frame draw:style-name="gr2" draw:text-style-name="P1" xml:id="id7" draw:id="id7" draw:layer="layout" svg:width="3.592cm" svg:height="2.634cm" svg:x="27.507cm" svg:y="7.86cm">
          <draw:image xlink:href="Pictures/10000B74000017F50000103FCD5BF0A8.svg" xlink:type="simple" xlink:show="embed" xlink:actuate="onLoad">
            <text:p text:style-name="P1">POSP</text:p>
          </draw:image>
          <draw:image xlink:href="Pictures/10000201000000E80000009DC2D9609C.png" xlink:type="simple" xlink:show="embed" xlink:actuate="onLoad"/>
        </draw:frame>
        <draw:connector draw:style-name="gr7" draw:text-style-name="P1" draw:layer="layout" draw:type="curve" draw:line-skew="-1.145cm" svg:x1="29.303cm" svg:y1="7.86cm" svg:x2="34.845cm" svg:y2="7.927cm" draw:start-shape="id7" draw:start-glue-point="0" draw:end-shape="id11" draw:end-glue-point="0" svg:d="M29303 7860c0-2467 5542-2501 5542 67" svg:viewBox="0 0 5543 1923">
          <text:p text:style-name="P1">7.扣款</text:p>
        </draw:connector>
        <draw:connector draw:style-name="gr8" draw:text-style-name="P1" draw:layer="layout" draw:type="curve" svg:x1="33.004cm" svg:y1="9.191cm" svg:x2="31.099cm" svg:y2="9.177cm" draw:end-shape="id7" draw:end-glue-point="1" svg:d="M33004 9191c-1053 0-101-14-1905-14" svg:viewBox="0 0 1906 15">
          <text:p text:style-name="P1"/>
        </draw:connector>
        <draw:connector draw:style-name="gr9" draw:text-style-name="P1" draw:layer="layout" draw:type="curve" svg:x1="31.099cm" svg:y1="9.177cm" svg:x2="30.174cm" svg:y2="18.001cm" draw:start-shape="id7" draw:end-shape="id12" draw:end-glue-point="8" svg:d="M31099 9177c750 0 1212 8824-925 8824" svg:viewBox="0 0 1553 8825">
          <text:p text:style-name="P1">8.发布交易流水</text:p>
        </draw:connector>
        <draw:connector draw:style-name="gr12" draw:text-style-name="P1" draw:layer="layout" draw:type="curve" draw:line-skew="0.327cm" svg:x1="26.491cm" svg:y1="18.001cm" svg:x2="25.003cm" svg:y2="9.177cm" draw:start-shape="id12" draw:start-glue-point="5" draw:end-shape="id2" draw:end-glue-point="1" svg:d="M26491 18001c-627 0 117-8824-1488-8824" svg:viewBox="0 0 1489 8825">
          <text:p text:style-name="P1"/>
        </draw:connector>
        <draw:frame draw:style-name="gr13" draw:layer="layout" svg:width="3.713cm" svg:height="1.085cm" svg:x="24.846cm" svg:y="14.647cm">
          <draw:text-box>
            <text:p>9.订阅消息</text:p>
          </draw:text-box>
        </draw:frame>
        <draw:custom-shape draw:style-name="gr14" draw:text-style-name="P1" xml:id="id12" draw:id="id12" draw:layer="layout" svg:width="3.683cm" svg:height="1.651cm" svg:x="26.491cm" svg:y="17.175cm">
          <text:p text:style-name="P1">消息队列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23:17:17.518813474</meta:creation-date>
    <dc:date>2017-08-22T23:45:16.652231274</dc:date>
    <meta:editing-duration>PT24M40S</meta:editing-duration>
    <meta:editing-cycles>66</meta:editing-cycles>
    <meta:generator>LibreOffice/4.2.8.2$Linux_x86 LibreOffice_project/420m0$Build-2</meta:generator>
    <meta:document-statistic meta:object-count="30"/>
  </office:meta>
</office:document-meta>
</file>